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ingSerTest.test_keb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ingSerTest.test_cam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ingSerTest.test_pas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ingSerTest.test_sna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